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style:style>
    <style:style style:name="P2"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style:style>
    <style:style style:name="P3"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normal"/>
    </style:style>
    <style:style style:name="P6"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bold"/>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style:text-underline-style="solid" style:text-underline-width="auto" style:text-underline-color="font-color" fo:font-weight="bold"/>
    </style:style>
    <style:style style:name="P9" style:family="paragraph" style:parent-style-name="Text_20_body">
      <style:paragraph-properties fo:margin-left="0in" fo:margin-right="0in" fo:text-align="center" style:justify-single-word="false" fo:orphans="2" fo:widows="2" fo:text-indent="0in" style:auto-text-indent="false"/>
    </style:style>
    <style:style style:name="P10"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1" style:family="paragraph" style:parent-style-name="Text_20_body" style:list-style-name="L2">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2" style:family="paragraph" style:parent-style-name="Text_20_body" style:list-style-name="L3">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3" style:family="paragraph" style:parent-style-name="Preformatted_20_Text">
      <style:paragraph-properties fo:orphans="2" fo:widows="2"/>
      <style:text-properties fo:font-variant="normal" fo:text-transform="none" fo:color="#000000" fo:letter-spacing="normal"/>
    </style:style>
    <style:style style:name="P14" style:family="paragraph" style:parent-style-name="Preformatted_20_Text">
      <style:paragraph-properties fo:orphans="2" fo:widows="2"/>
    </style:style>
    <style:style style:name="P15" style:family="paragraph" style:parent-style-name="Preformatted_20_Text">
      <style:paragraph-properties fo:margin-left="0in" fo:margin-right="0in" fo:orphans="2" fo:widows="2" fo:text-indent="0in" style:auto-text-indent="false"/>
      <style:text-properties fo:font-variant="normal" fo:text-transform="none" fo:color="#000000" fo:letter-spacing="normal"/>
    </style:style>
    <style:style style:name="P16"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style:style>
    <style:style style:name="P17"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18" style:family="paragraph" style:parent-style-name="Heading_20_5">
      <style:paragraph-properties fo:margin-left="0in" fo:margin-right="0in" fo:text-align="center" style:justify-single-word="false" fo:orphans="2" fo:widows="2" fo:text-indent="0in" style:auto-text-indent="false"/>
    </style:style>
    <style:style style:name="T1" style:family="text">
      <style:text-properties fo:font-weight="bold"/>
    </style:style>
    <style:style style:name="T2" style:family="text">
      <style:text-properties fo:font-style="normal" fo:font-weight="normal"/>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style:font-name="Times New Roman" fo:letter-spacing="normal" fo:font-style="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OSC 2436 - Programming Fundamentals III Data Structures<text:line-break/>Bob Comer, Professor of Computer Studies</text:span></text:p>
      <text:p text:style-name="Horizontal_20_Line"/>
      <text:p text:style-name="P6">Program 5 - Postfix Expression Calculator</text:p>
      <text:p text:style-name="P4">Be sure to read through Chapter 7 of the textbook before starting this assignment.</text:p>
      <text:p text:style-name="P4">Write a postfix calculator application as described in section 6.3.1 of your textbook.</text:p>
      <text:p text:style-name="P8">Part I</text:p>
      <text:p text:style-name="P4">Initially, you do not need to do any error checking - you can assume that the input postfix expression is syntactically correct.</text:p>
      <text:p text:style-name="P7">Input</text:p>
      <text:p text:style-name="P4">The input is a string that represents a postfix expression. To simplify the problem, your calculator will be restricted to operating on single-digit non-negative integers. Only the following characters are allowed in the string:</text:p>
      <text:list xml:id="list6215748828855056844" text:style-name="L1">
        <text:list-item>
          <text:p text:style-name="P10">the operators '+', '-'. '*', and '/'</text:p>
        </text:list-item>
        <text:list-item>
          <text:p text:style-name="P10">the digits '0' through '9'</text:p>
        </text:list-item>
        <text:list-item>
          <text:p text:style-name="P1">the space (blank) character ' '</text:p>
        </text:list-item>
      </text:list>
      <text:p text:style-name="P4">Example input:</text:p>
      <text:p text:style-name="P16"><text:s text:c="3"/><text:span text:style-name="T2">2 4 3 * +</text:span></text:p>
      <text:p text:style-name="P7">Processing</text:p>
      <text:p text:style-name="P4">To handle spaces in the input, you will need to make one minor addition to the algorithm on page 204 of your textbook:</text:p>
      <text:p text:style-name="P15"><text:s text:c="3"/><text:span text:style-name="T2">if (ch is a blank)</text:span></text:p>
      <text:p text:style-name="P13"><text:s text:c="6"/><text:span text:style-name="T2">ignore it</text:span></text:p>
      <text:p text:style-name="P17"><text:s text:c="3"/><text:span text:style-name="T2">end if</text:span></text:p>
      <text:p text:style-name="P4">Your program should ask the user to enter a postfix expression on a single line. You can either read the line one character at a time, or you can read the line into a string and then process the string one character at a time. Your program should then print the value of the expression. Your program should include a loop so that the user can evaluate multiple postfix expressions. Your output might look like:</text:p>
      <text:p text:style-name="P15"><text:s text:c="3"/><text:span text:style-name="T2">Enter postfix expression:</text:span></text:p>
      <text:p text:style-name="P13"><text:s text:c="3"/><text:span text:style-name="T2">2 3 4 + *</text:span></text:p>
      <text:p text:style-name="P13"><text:soft-page-break/><text:s text:c="3"/><text:span text:style-name="T2">The value of the expression is 14</text:span></text:p>
      <text:p text:style-name="P14"/>
      <text:p text:style-name="P13"><text:s text:c="3"/><text:span text:style-name="T2">More expressions (Y or N)? Y</text:span></text:p>
      <text:p text:style-name="P13"><text:s text:c="3"/><text:span text:style-name="T2">Enter postfix expression:</text:span></text:p>
      <text:p text:style-name="P13"><text:s text:c="3"/><text:span text:style-name="T2">7 2 /</text:span></text:p>
      <text:p text:style-name="P13"><text:s text:c="3"/><text:span text:style-name="T2">The value of the expression is 3</text:span></text:p>
      <text:p text:style-name="P14"/>
      <text:p text:style-name="P17"><text:s text:c="3"/><text:span text:style-name="T2">More expressions (Y or N)? N</text:span></text:p>
      <text:p text:style-name="P7">Important Note:</text:p>
      <text:p text:style-name="P4">Your program should perform integer calculations only. Do not use floating-point (float or double) variables for your calculations.</text:p>
      <text:p text:style-name="P7">Stack code</text:p>
      <text:p text:style-name="P4">Your application must use the StackArray class template (no exceptions version) from chapter 7 of your textbook. I posted a copy of this code with the assignment in Blackboard. For the StackArray class template, I combined the class template definition and implementation into a single file. This reduces the total number of files that you need and makes it easier for you to add all the files to your Project or Makefile.</text:p>
      <text:p text:style-name="P4"><text:span text:style-name="T1">Important:</text:span> You should increase the maximum size of the stack to something like 32.</text:p>
      <text:p text:style-name="P7">Note on the C++ assert statement</text:p>
      <text:p text:style-name="P4">The methods in the StackArray class template generally handle error conditions by returning a boolean value indicating success (true) or failure (false). The peek() method cannot do this because it needs to return a copy of the top value on the stack. In this version of the class template, a C++ assert statement is used to signal that the method cannot return a value because the stack is empty. The assert statement will cause your program to abort if this error occurs. This is the way the assert statement works.</text:p>
      <text:p text:style-name="P7">Note on writing applications</text:p>
      <text:p text:style-name="P4">This assignment is asking you to write an application. You will need to discard the sampole driver and replace it with your application code file. <text:span text:style-name="T1">Do not make any modifications to the Stack interface or the StackArray class template.</text:span></text:p>
      <text:p text:style-name="P7">Hint:</text:p>
      <text:p text:style-name="P4">The stack used in your Calculator will need to hold integer values. You will need a way to convert the digits in the input from characters into integers. One way to convert a character that is a digit to an integer is:</text:p>
      <text:p text:style-name="P15"><text:s text:c="3"/><text:span text:style-name="T2">char token;</text:span></text:p>
      <text:p text:style-name="P13"><text:soft-page-break/><text:s text:c="3"/><text:span text:style-name="T2">int value;</text:span></text:p>
      <text:p text:style-name="P13"><text:s text:c="3"/><text:span text:style-name="T2">if ( token is an digit )</text:span></text:p>
      <text:p text:style-name="P17"><text:s text:c="6"/><text:span text:style-name="T2">value = token - '0'; <text:s text:c="2"/>// note that the character in single quotes is a zero</text:span></text:p>
      <text:p text:style-name="P8">Part II</text:p>
      <text:p text:style-name="P4">Once you have thoroughly tested your calculator, I want you to add error checking. You may want to leave your project from Part I as it is and make a copy of everything in a new folder for Part II of the assignment.</text:p>
      <text:p text:style-name="P7">Error checking</text:p>
      <text:p text:style-name="P4">Add code to check for the following errors:</text:p>
      <text:list xml:id="list7780805481741025781" text:style-name="L2">
        <text:list-item>
          <text:p text:style-name="P11">Invalid character in the input expression - If this error occurs, print an error message stating that an invalid character was encountered.</text:p>
        </text:list-item>
        <text:list-item>
          <text:p text:style-name="P11">Stack is empty when the algorithm needs to remove an operand - This happens when the expression has too many operators or when the operators and operands are not ordered correctly. We call this a malformed expression. If this error occurs, print an error message indicating that the expression is malformed.</text:p>
        </text:list-item>
        <text:list-item>
          <text:p text:style-name="P2">When the loop in the algorithm ends, there should be exactly one value left on the stack and it is the value of input expression. If the input contained too many operands, there will be more than one value left on the stack. If you remove what should be the result of the expression, the stack shoiuld be empty. If it is not, you should print an error message indicating that the expression is malformed..</text:p>
        </text:list-item>
      </text:list>
      <text:p text:style-name="P4">In all cases, if an error occurs do not try to continue processing the input string and do not try to print the value of the expression. Just print the error message. Do not end your application - just see if the user wants to try another expression.</text:p>
      <text:p text:style-name="P8">Assignment Deliverables</text:p>
      <text:p text:style-name="P4">Send me all files containing C++ code from <text:span text:style-name="T1">Part II</text:span> of the assignment. This should include:</text:p>
      <text:list xml:id="list5619703793537633263" text:style-name="L3">
        <text:list-item>
          <text:p text:style-name="P12">your application file</text:p>
        </text:list-item>
        <text:list-item>
          <text:p text:style-name="P12">the StackInterface file</text:p>
        </text:list-item>
        <text:list-item>
          <text:p text:style-name="P3">the StackArray class template file</text:p>
        </text:list-item>
      </text:list>
      <text:p text:style-name="P9"><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0:31:14.083438726</meta:creation-date>
    <dc:date>2017-04-19T10:31:57.957623556</dc:date>
    <meta:editing-duration>PT44S</meta:editing-duration>
    <meta:editing-cycles>1</meta:editing-cycles>
    <meta:document-statistic meta:table-count="0" meta:image-count="0" meta:object-count="0" meta:page-count="3" meta:paragraph-count="56" meta:word-count="885" meta:character-count="4994" meta:non-whitespace-character-count="4116"/>
    <meta:generator>LibreOffice/5.1.6.2$Linux_X86_64 LibreOffice_project/10m0$Build-2</meta:generator>
  </office:meta>
</office:document-meta>
</file>